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irtualização de servidores </text:h>
      <text:p text:style-name="Text_20_body">No gerenciamento de redes de computadores, o administrador tem de lidar com dois vilões opositores: a sobrecarga e a ociosidade. </text:p>
      <text:p text:style-name="Text_20_body">A sobrecarga pode ser observada quando a capacidade de processamento ou a capacidade de memória de um computador chegou ao limite. Isso pode acontecer, por exemplo, quando a demanda é muito grande e o servidor não é capaz de responder, adequadamente, aos clientes. </text:p>
      <text:p text:style-name="Text_20_body">A ociosidade, por outro lado, é quando a demanda é muito menor do que a capacidade do servidor em prover serviços. Isso é consequência de um mau dimensionamento ou mesmo porque, simplesmente, os clientes não estão precisando de um determinado serviço. </text:p>
      <text:p text:style-name="Text_20_body">Uma manobra para lidar com essas situações é a virtualização do servidor. Com a virtualização, um servidor físico pode alocar vários serviços. Na maneira tradicional, os serviços estariam instalados em computadores físicos diferentes, desperdiçando recursos de infraestrutura, resultando em gastos desnecessários. Usando máquinas virtuais, um mesmo computador pode conter um servidor de e-mail, um servidor de arquivos e um servidor de firewall, por exemplo (COMER, 2016, p. 511). </text:p>
      <text:p text:style-name="Text_20_body">No mercado, existem várias soluções de software de virtualização gratuitas, pagas e algumas delas de código aberto (COMPUTERWORLD, 2011). </text:p>
      <text:p text:style-name="Text_20_body">‍ </text:p>
      <text:h text:style-name="Heading_20_3" text:outline-level="3">Vamos Praticar </text:h>
      <text:p text:style-name="Text_20_body">Convido você a pesquisar sobre três ferramentas de virtualização de servidores pagas ou gratuitas. Verifique como elas funcionam e quais funcionalidades são oferecidas por esses programas. <text:span text:style-name="Strong_20_Emphasis">Ao final, disponibilize seu trabalho no fórum da seção. </text:span></text:p>
      <text:p text:style-name="Text_20_body">‍ </text:p>
      <text:h text:style-name="Heading_20_2" text:outline-level="2">Referências </text:h>
      <text:p text:style-name="Text_20_body">CINCO TECNOLOGIAS DE VIRTUALIZAÇÃO COM CÓDIGO ABERTO. <text:span text:style-name="Strong_20_Emphasis">Computerworld </text:span>, 2011. Disponível em: &lt; <text:a xlink:type="simple" xlink:href="https://computerworld.com.br/2011/01/21/cinco-tecnologias-de-virtualizacao-com-codigo-aberto/" text:style-name="Internet_20_link" text:visited-style-name="Visited_20_Internet_20_Link">https://computerworld.com.br/2011/01/21/cinco-tecnologias-de-virtualizacao-com-codigo-aberto/ </text:a>&gt;. Acesso em: 17 abr. 2019. </text:p>
      <text:p text:style-name="Text_20_body">COMER, D. E. <text:span text:style-name="Strong_20_Emphasis">Redes de computadores e internet [recurso eletrônico] </text:span>. 6. ed. Porto Alegre: Bookman, 2016.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08:35.823487174</meta:creation-date>
    <dc:date>2022-06-26T17:09:05.631466806</dc:date>
    <meta:editing-duration>PT30S</meta:editing-duration>
    <meta:editing-cycles>1</meta:editing-cycles>
    <meta:document-statistic meta:table-count="0" meta:image-count="0" meta:object-count="0" meta:page-count="1" meta:paragraph-count="13" meta:word-count="271" meta:character-count="1889" meta:non-whitespace-character-count="1618"/>
    <meta:generator>LibreOffice/7.2.7.2$Linux_X86_64 LibreOffice_project/20$Build-2</meta:generator>
  </office:meta>
</office:document-meta>
</file>